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3.25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5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weight="bold" style:font-weight-asian="bold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in No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Function</text:p>
          </table:table-cell>
          <table:table-cell table:style-name="ce1"/>
          <table:table-cell table:style-name="ce1" office:value-type="string" calcext:value-type="string">
            <text:p>chromogram functions required</text:p>
          </table:table-cell>
          <table:table-cell table:style-name="ce1" office:value-type="string" calcext:value-type="string">
            <text:p>&lt;-- MAP these to the ESP32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O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wer Supply</text:p>
          </table:table-cell>
          <table:table-cell/>
          <table:table-cell office:value-type="string" calcext:value-type="string">
            <text:p>MI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hip-enable signal. Active high.</text:p>
          </table:table-cell>
          <table:table-cell/>
          <table:table-cell office:value-type="string" calcext:value-type="string">
            <text:p>S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_V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6, SENSOR_VP, ADC_H, ADC1_CH0, RTC_GPIO0</text:p>
          </table:table-cell>
          <table:table-cell/>
          <table:table-cell office:value-type="string" calcext:value-type="string">
            <text:p>S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_V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9, SENSOR_VN, ADC1_CH3, ADC_H, RTC_GPIO3</text:p>
          </table:table-cell>
          <table:table-cell/>
          <table:table-cell office:value-type="string" calcext:value-type="string">
            <text:p>SC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4, ADC1_CH6, RTC_GPIO4</text:p>
          </table:table-cell>
          <table:table-cell/>
          <table:table-cell office:value-type="string" calcext:value-type="string">
            <text:p>R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5, ADC1_CH7, RTC_GPIO5</text:p>
          </table:table-cell>
          <table:table-cell/>
          <table:table-cell office:value-type="string" calcext:value-type="string">
            <text:p>T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32, XTAL_32K_P (32.768 kHz crystal oscillator input), ADC1_CH4, TOUCH9, RTC_GPIO9</text:p>
          </table:table-cell>
          <table:table-cell/>
          <table:table-cell office:value-type="string" calcext:value-type="string">
            <text:p>LED_CL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33, XTAL_32K_N (32.768 kHz crystal oscillator output), ADC1_CH5, TOUCH8, RTC_GPIO8</text:p>
          </table:table-cell>
          <table:table-cell/>
          <table:table-cell office:value-type="string" calcext:value-type="string">
            <text:p>LED_D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5, DAC_1, ADC2_CH8, RTC_GPIO6, EMAC_RXD0</text:p>
          </table:table-cell>
          <table:table-cell/>
          <table:table-cell office:value-type="string" calcext:value-type="string">
            <text:p>LED_CLK_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6, DAC_2, ADC2_CH9, RTC_GPIO7, EMAC_RXD1</text:p>
          </table:table-cell>
          <table:table-cell/>
          <table:table-cell office:value-type="string" calcext:value-type="string">
            <text:p>LED_DAT_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7, ADC2_CH7, TOUCH7, RTC_GPIO17, EMAC_RX_DV</text:p>
          </table:table-cell>
          <table:table-cell/>
          <table:table-cell office:value-type="string" calcext:value-type="string">
            <text:p>LED_CLK_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4, ADC2_CH6, TOUCH6, RTC_GPIO16, MTMS, HSPICLK, HS2_CLK, SD_CLK, EMAC_TXD2</text:p>
          </table:table-cell>
          <table:table-cell/>
          <table:table-cell office:value-type="string" calcext:value-type="string">
            <text:p>LED_DAT_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2, ADC2_CH5, TOUCH5, RTC_GPIO15, MTDI, HSPIQ, HS2_DATA2, SD_DATA2, EMAC_TXD3</text:p>
          </table:table-cell>
          <table:table-cell/>
          <table:table-cell office:value-type="string" calcext:value-type="string">
            <text:p>Button_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Button_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3, ADC2_CH4, TOUCH4, RTC_GPIO14, MTCK, HSPID, HS2_DATA3, SD_DATA3, EMAC_RX_ER</text:p>
          </table:table-cell>
          <table:table-cell/>
          <table:table-cell office:value-type="string" calcext:value-type="string">
            <text:p>Button_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D/SD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9, SD_DATA2, SPIHD, HS1_DATA2, U1RXD</text:p>
          </table:table-cell>
          <table:table-cell/>
          <table:table-cell office:value-type="string" calcext:value-type="string">
            <text:p>Button_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P/SD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0, SD_DATA3, SPIWP, HS1_DATA3, U1TXD</text:p>
          </table:table-cell>
          <table:table-cell/>
          <table:table-cell office:value-type="string" calcext:value-type="string">
            <text:p>Button_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S/CM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1, SD_CMD, SPICS0, HS1_CMD, U1RTS</text:p>
          </table:table-cell>
          <table:table-cell/>
          <table:table-cell office:value-type="string" calcext:value-type="string">
            <text:p>Button_R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K/C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6, SD_CLK, SPICLK, HS1_CLK, U1CTS</text:p>
          </table:table-cell>
          <table:table-cell/>
          <table:table-cell office:value-type="string" calcext:value-type="string">
            <text:p>RTC_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/SD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7, SD_DATA0, SPIQ, HS1_DATA0, U2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I/SD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8, SD_DATA1, SPID, HS1_DATA1, U2C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5, ADC2_CH3, TOUCH3, MTDO, HSPICS0, RTC_GPIO13, HS2_CMD, SD_CMD, EMAC_RXD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, ADC2_CH2, TOUCH2, RTC_GPIO12, HSPIWP, HS2_DATA0, SD_DATA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0, ADC2_CH1, TOUCH1, RTC_GPIO11, CLK_OUT1, EMAC_TX_C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4, ADC2_CH0, TOUCH0, RTC_GPIO10, HSPIHD, HS2_DATA1, SD_DATA1, EMAC_TX_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6, HS1_DATA4, U2RXD, EMAC_CLK_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7, HS1_DATA5, U2TXD, EMAC_CLK_OUT_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5, VSPICS0, HS1_DATA6, EMAC_RX_C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8, VSPICLK, HS1_DAT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9, VSPIQ, U0CTS, EMAC_TXD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1, VSPIHD, EMAC_TX_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3, U0RXD, CLK_OUT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, U0TXD, CLK_OUT3, EMAC_RX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2, VSPIWP, U0RTS, EMAC_TXD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3, VSPID, HS1_STRO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23:41:50.650158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3:42:03.222091050</meta:creation-date>
    <meta:editing-duration>PT20M59S</meta:editing-duration>
    <meta:editing-cycles>4</meta:editing-cycles>
    <meta:generator>LibreOffice/5.1.6.2$Linux_X86_64 LibreOffice_project/10m0$Build-2</meta:generator>
    <meta:initial-creator>Anool Mahidharia</meta:initial-creator>
    <dc:date>2017-12-26T00:24:25.679645672</dc:date>
    <dc:creator>Anool Mahidharia</dc:creator>
    <meta:document-statistic meta:table-count="1" meta:cell-count="178" meta:object-count="0"/>
  </office:meta>
</office:document-meta>
</file>